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fo:font-size="20pt" fo:font-weight="bold" officeooo:rsid="0015aba9" officeooo:paragraph-rsid="0015aba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use-window-font-color="true" fo:font-size="12pt" fo:font-weight="bold" officeooo:rsid="0015aba9" officeooo:paragraph-rsid="0015aba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fo:font-size="12pt" fo:font-weight="bold" officeooo:rsid="00166c46" officeooo:paragraph-rsid="00166c46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use-window-font-color="true" fo:font-size="12pt" fo:font-weight="normal" officeooo:rsid="00166c46" officeooo:paragraph-rsid="00166c46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FOL</text:p>
      <text:p text:style-name="P1"/>
      <text:p text:style-name="P2">4.</text:p>
      <text:p text:style-name="P2"><text:span text:style-name="T1"/></text:p>
      <text:p text:style-name="P2"><text:span text:style-name="T1">a) </text:span></text:p>
      <text:p text:style-name="P2"><text:span text:style-name="T1"><text:s/>Grado de consanguinidad con su sobrino→ 3º</text:span></text:p>
      <text:p text:style-name="P2"><text:span text:style-name="T1"><text:s/>Grado de consanguinidad con su suegra→ 2º</text:span></text:p>
      <text:p text:style-name="P2"><text:span text:style-name="T1"><text:s/>Grado de consanguinidad con la hija de su anterior cónyuge→ 1º</text:span></text:p>
      <text:p text:style-name="P2"><text:span text:style-name="T1"/></text:p>
      <text:p text:style-name="P2"><text:span text:style-name="T1">b) No.</text:span></text:p>
      <text:p text:style-name="P2"><text:span text:style-name="T1"/></text:p>
      <text:p text:style-name="P2"><text:span text:style-name="T1">c) Sí.</text:span></text:p>
      <text:p text:style-name="P2"><text:span text:style-name="T1"/></text:p>
      <text:p text:style-name="P2">5.</text:p>
      <text:p text:style-name="P2"><text:span text:style-name="T1"/></text:p>
      <text:p text:style-name="P2"><text:span text:style-name="T1">Directiva de la UE&gt;Constitución&gt;Convenio de la OIT&gt;Real Decreto&gt;Convenio colectivo&gt;Estatuto de los Trabajadores&gt; Contrato de Trabajo&gt; Costumbre local y profesional.</text:span></text:p>
      <text:p text:style-name="P2"><text:span text:style-name="T1"/></text:p>
      <text:p text:style-name="P2">6.</text:p>
      <text:p text:style-name="P2"><text:span text:style-name="T1"/></text:p>
      <text:p text:style-name="P2"><text:span text:style-name="T1">a) Convenio Colectivo</text:span></text:p>
      <text:p text:style-name="P3"><text:span text:style-name="T1">b) Real decreto (Ley)</text:span></text:p>
      <text:p text:style-name="P3"><text:span text:style-name="T1">c) Ley ordinaria (Ley)</text:span></text:p>
      <text:p text:style-name="P3"><text:span text:style-name="T1">d) Ley Orgánica (Ley)</text:span></text:p>
      <text:p text:style-name="P3"><text:span text:style-name="T1"/></text:p>
      <text:p text:style-name="P3">7.</text:p>
      <text:p text:style-name="P3"><text:span text:style-name="T1"/></text:p>
      <text:p text:style-name="P3"><text:span text:style-name="T1">a) Ley orgánica</text:span></text:p>
      <text:p text:style-name="P3"><text:span text:style-name="T1">b) Absoluta</text:span></text:p>
      <text:p text:style-name="P3"><text:span text:style-name="T1">c) Real Decreto</text:span></text:p>
      <text:p text:style-name="P3"><text:span text:style-name="T1">d) Real Decreto</text:span></text:p>
      <text:p text:style-name="P3"><text:span text:style-name="T1">e) Congreso</text:span></text:p>
      <text:p text:style-name="P3"><text:span text:style-name="T1">f) Sí, porque en la constitución se recoge el derecho de los sindicatos y empresarios a negociar sus condiciones de trabajo.</text:span></text:p>
      <text:p text:style-name="P3"><text:span text:style-name="T1"/></text:p>
      <text:p text:style-name="P3">8.</text:p>
      <text:p text:style-name="P3"><text:span text:style-name="T1"/></text:p>
      <text:p text:style-name="P3"><text:span text:style-name="T1">a) Sí, el contrato siempre puede mejorar.</text:span></text:p>
      <text:p text:style-name="P3"><text:span text:style-name="T1"/></text:p>
      <text:p text:style-name="P3"><text:span text:style-name="T1">b)Sí, mientras sea mejorar se puede.</text:span></text:p>
      <text:p text:style-name="P3"><text:span text:style-name="T1"/></text:p>
      <text:p text:style-name="P3"><text:span text:style-name="T1">c)No, ya que no se permite empeorar su situación.</text:span></text:p>
      <text:p text:style-name="P3"><text:span text:style-name="T1"/></text:p>
      <text:p text:style-name="P3">9.</text:p>
      <text:p text:style-name="P3"/>
      <text:p text:style-name="P4">a)</text:p>
      <text:p text:style-name="P4"/>
      <text:p text:style-name="P4">b) Principio de condición más beneficiosa.</text:p>
      <text:p text:style-name="P4"/>
      <text:p text:style-name="P4">c)</text:p>
      <text:p text:style-name="P3"><text:span text:style-name="T1"/></text:p>
      <text:p text:style-name="P3"><text:soft-page-break/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3T12:28:47.322395813</meta:creation-date>
    <dc:date>2021-12-13T12:50:54.920919315</dc:date>
    <meta:editing-duration>PT17S</meta:editing-duration>
    <meta:editing-cycles>1</meta:editing-cycles>
    <meta:document-statistic meta:table-count="0" meta:image-count="0" meta:object-count="0" meta:page-count="2" meta:paragraph-count="30" meta:word-count="136" meta:character-count="801" meta:non-whitespace-character-count="691"/>
    <meta:generator>LibreOffice/6.4.6.2$Linux_X86_64 LibreOffice_project/40$Build-2</meta:generator>
  </office:meta>
</office:document-meta>
</file>